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BaseSupport.XMLBaseSupport( SourceResolver resolver ,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BaseSupport.endElement( String namespaceURI , String localName ,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BaseSupport.startElement( String namespaceURI , String localName , String qName , Attributes att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aseInfo.BaseInfo( String url ,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Info.get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aseSupport.makeAbsolute( String sp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aseSupport.getCurrentBa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BaseSupport.resolve( String baseURI , String loc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aseInfo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aseSupport.setDocumentLocation( String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aseSupport.getCurrentBaseLev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